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B000000322BB39DCA42175378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ed1c24" draw:marker-start-width="0.8cm" draw:marker-end-width="0.8cm" draw:fill="solid" draw:fill-color="#729fcf" draw:opacity="0%" draw:textarea-horizontal-align="justify" draw:textarea-vertical-align="middle" draw:auto-grow-height="false" fo:min-height="0.81cm" fo:min-width="1.463cm" fo:padding-top="0.1cm" fo:padding-bottom="0.1cm" fo:padding-left="0.1cm" fo:padding-right="0.1cm" draw:shadow-opacity="0%"/>
    </style:style>
    <style:style style:name="gr3" style:family="graphic" style:parent-style-name="standard">
      <style:graphic-properties svg:stroke-width="0.1cm" svg:stroke-color="#3465a4" draw:marker-start-width="0.5cm" draw:marker-end-width="0.5cm" draw:fill="solid" draw:fill-color="#729fcf" draw:opacity="0%" draw:textarea-horizontal-align="justify" draw:textarea-vertical-align="middle" draw:auto-grow-height="false" fo:min-height="1.308cm" fo:min-width="3.208cm" fo:padding-top="0.05cm" fo:padding-bottom="0.05cm" fo:padding-left="0.05cm" fo:padding-right="0.05cm" fo:wrap-option="no-wrap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  <style:text-properties style:font-name="Arial" fo:font-size="22pt" fo:font-weight="bold"/>
    </style:style>
    <style:style style:name="T1" style:family="text">
      <style:text-properties style:font-name="Arial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166cm" svg:height="14.146cm" svg:x="4.313cm" svg:y="3.457cm">
          <draw:image xlink:href="Pictures/10000201000004B000000322BB39DCA421753780.png" xlink:type="simple" xlink:show="embed" xlink:actuate="onLoad">
            <text:p/>
          </draw:image>
        </draw:frame>
        <draw:custom-shape draw:style-name="gr2" draw:text-style-name="P2" draw:layer="layout" svg:width="2.351cm" svg:height="1.426cm" draw:transform="rotate (-0.878598745453945) translate (15.166cm 9.27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7cm" svg:height="2cm" svg:x="17.426cm" svg:y="5.66cm">
          <text:p text:style-name="P1"><text:span text:style-name="T1">Depot hier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7691.64007657945 47636.58170914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9T17:24:36.409455455</meta:creation-date>
    <dc:date>2019-09-19T07:20:11.633074317</dc:date>
    <meta:editing-duration>PT24M45S</meta:editing-duration>
    <meta:editing-cycles>6</meta:editing-cycles>
    <meta:generator>LibreOffice/5.4.5.1$MacOSX_X86_64 LibreOffice_project/79c9829dd5d8054ec39a82dc51cd9eff340dbee8</meta:generator>
    <meta:document-statistic meta:object-count="3"/>
  </office:meta>
</office:document-meta>
</file>